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ab52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ab52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ab52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ab52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ab52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ab52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ab52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ab52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ab52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ab52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ab52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ab52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ab52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ab52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ab52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ab52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ab52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Fiorella Eugenia Martinez Prad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8/8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15902574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Marlon Enrique Martinez Garci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13736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01.48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3" meta:non-whitespace-character-count="1005"/>
    <meta:template xlink:type="simple" xlink:actuate="onRequest" xlink:title="Normal" xlink:href=""/>
  </office:meta>
</office:document-meta>
</file>